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8000000043824F1BE0DC75B8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1" svg:font-family="Chilanka" style:font-pitch="variable"/>
    <style:font-face style:name="Chilanka" svg:font-family="Chilank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1cm" fo:min-width="6.382cm"/>
    </style:style>
    <style:style style:name="pr1" style:family="presentation" style:parent-style-name="Default-title">
      <style:graphic-properties fo:min-height="3.41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6.335cm" style:use-optimal-column-width="false"/>
    </style:style>
    <style:style style:name="ro1" style:family="table-row">
      <style:table-row-properties style:row-height="1.469cm"/>
    </style:style>
    <style:style style:name="ro2" style:family="table-row">
      <style:table-row-properties style:row-height="1.186cm"/>
    </style:style>
    <style:style style:name="ce1" style:family="table-cell">
      <loext:graphic-properties draw:fill="solid" draw:fill-color="#003d73"/>
      <style:paragraph-properties fo:text-align="center" fo:border="none"/>
      <style:text-properties fo:color="#ffffff" style:font-name="Chilanka" fo:font-size="22pt" fo:font-style="normal" fo:font-weight="bold" style:font-size-asian="18pt" style:font-size-complex="18pt"/>
    </style:style>
    <style:style style:name="ce2" style:family="table-cell">
      <loext:graphic-properties draw:fill="solid" draw:fill-color="#003d73"/>
      <style:paragraph-properties fo:text-align="center" fo:border="none"/>
      <style:text-properties fo:color="#ffffff" style:font-name="Chilanka" fo:font-size="22pt" fo:font-style="normal" fo:font-weight="bold" style:font-size-asian="18pt" style:font-weight-asian="bold" style:font-size-complex="18pt" style:font-weight-complex="bold"/>
    </style:style>
    <style:style style:name="ce3" style:family="table-cell">
      <style:paragraph-properties fo:text-align="center" fo:border-left="0.03pt solid #ffffff" fo:border-right="0.03pt solid #ffffff" fo:border-top="none" fo:border-bottom="0.03pt solid #ffffff"/>
      <style:text-properties fo:color="#1b75bc" style:font-name="Chilanka" fo:font-size="18pt" fo:font-style="normal" fo:font-weight="bold"/>
    </style:style>
    <style:style style:name="ce4" style:family="table-cell">
      <style:paragraph-properties fo:text-align="center" fo:border="0.03pt solid #ffffff"/>
      <style:text-properties fo:color="#1b75bc" style:font-name="Chilanka" fo:font-size="18pt" fo:font-style="normal" fo:font-weight="bold"/>
    </style:style>
    <style:style style:name="P1" style:family="paragraph">
      <style:text-properties fo:color="#1b75bc" style:font-name="Chilanka1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Chilanka1" fo:font-size="44pt"/>
    </style:style>
    <style:style style:name="P4" style:family="paragraph">
      <style:text-properties fo:color="#1b75bc" style:font-name="Chilanka1" fo:font-weight="bold"/>
    </style:style>
    <style:style style:name="P5" style:family="paragraph">
      <loext:graphic-properties draw:fill="none" draw:fill-color="#ffffff"/>
      <style:text-properties style:font-name="Chilanka1" fo:font-size="32pt" fo:font-weight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1b75bc" style:font-name="Chilanka1" fo:font-size="32pt" fo:font-weight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color="#1b75bc" style:font-name="Chilanka1"/>
    </style:style>
    <style:style style:name="P11" style:family="paragraph">
      <style:text-properties fo:color="#1b75bc" style:font-name="Chilanka1" fo:font-size="32pt" style:font-size-asian="32pt" style:font-size-complex="32pt"/>
    </style:style>
    <style:style style:name="T1" style:family="text">
      <style:text-properties fo:color="#1b75bc" style:font-name="Chilanka1"/>
    </style:style>
    <style:style style:name="T2" style:family="text">
      <style:text-properties fo:color="#fff200" style:font-name="Chilanka1"/>
    </style:style>
    <style:style style:name="T3" style:family="text">
      <style:text-properties fo:color="#ed1c24" style:font-name="Chilanka1"/>
    </style:style>
    <style:style style:name="T4" style:family="text">
      <style:text-properties fo:color="#00a65d" style:font-name="Chilanka1"/>
    </style:style>
    <style:style style:name="T5" style:family="text">
      <style:text-properties fo:color="#003d73" style:font-name="Chilanka1"/>
    </style:style>
    <style:style style:name="T6" style:family="text">
      <style:text-properties fo:color="#fff200" style:font-name="Chilanka1" fo:font-size="44pt"/>
    </style:style>
    <style:style style:name="T7" style:family="text">
      <style:text-properties fo:color="#003d73" style:font-name="Chilanka1" fo:font-size="44pt"/>
    </style:style>
    <style:style style:name="T8" style:family="text">
      <style:text-properties fo:color="#fff200" style:text-position="33% 58%" style:font-name="Chilanka1" fo:font-size="44pt"/>
    </style:style>
    <style:style style:name="T9" style:family="text">
      <style:text-properties fo:color="#fff200" style:text-position="0% 100%" style:font-name="Chilanka1" fo:font-size="44pt"/>
    </style:style>
    <style:style style:name="T10" style:family="text">
      <style:text-properties fo:color="#1b75bc" style:text-position="0% 100%" style:font-name="Chilanka1" fo:font-size="44pt"/>
    </style:style>
    <style:style style:name="T11" style:family="text">
      <style:text-properties fo:color="#ed1c24" style:text-position="0% 100%" style:font-name="Chilanka1" fo:font-size="44pt"/>
    </style:style>
    <style:style style:name="T12" style:family="text">
      <style:text-properties fo:color="#003d73" style:text-position="0% 100%" style:font-name="Chilanka1" fo:font-size="44pt"/>
    </style:style>
    <style:style style:name="T13" style:family="text">
      <style:text-properties fo:color="#ed1c24" style:text-position="33% 58%" style:font-name="Chilanka1" fo:font-size="44pt"/>
    </style:style>
    <style:style style:name="T14" style:family="text">
      <style:text-properties fo:color="#00a65d" style:text-position="0% 100%" style:font-name="Chilanka1" fo:font-size="44pt"/>
    </style:style>
    <style:style style:name="T15" style:family="text">
      <style:text-properties fo:color="#00a65d" style:text-position="33% 58%" style:font-name="Chilanka1" fo:font-size="44pt"/>
    </style:style>
    <style:style style:name="T16" style:family="text">
      <style:text-properties fo:font-variant="normal" fo:text-transform="none" fo:color="#1b75bc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200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d1c24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a65d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b75bc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b75bc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200" style:font-name="Chilanka1" fo:font-weight="bold" style:font-weight-asian="bold" style:font-weight-complex="bold"/>
    </style:style>
    <style:style style:name="T23" style:family="text">
      <style:text-properties fo:color="#ed1c24" style:font-name="Chilanka1" fo:font-weight="bold" style:font-weight-asian="bold" style:font-weight-complex="bold"/>
    </style:style>
    <style:style style:name="T24" style:family="text">
      <style:text-properties fo:color="#00a65d" style:font-name="Chilanka1" fo:font-weight="bold" style:font-weight-asian="bold" style:font-weight-complex="bold"/>
    </style:style>
    <style:style style:name="T25" style:family="text">
      <style:text-properties fo:color="#1b75bc" style:font-name="Chilanka1" fo:font-weight="bold" style:font-weight-asian="bold" style:font-weight-complex="bold"/>
    </style:style>
    <style:style style:name="T26" style:family="text">
      <style:text-properties fo:font-variant="normal" fo:text-transform="none" fo:color="#003d73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b75bc" style:text-outline="false" style:text-line-through-style="none" style:text-line-through-type="none" style:text-position="33% 58%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b75bc" style:text-outline="false" style:text-line-through-style="none" style:text-line-through-type="none" style:text-position="0% 100%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b75bc" style:text-position="0% 100%" style:font-name="Chilanka1" fo:font-size="32pt" fo:font-weight="bold"/>
    </style:style>
    <style:style style:name="T30" style:family="text">
      <style:text-properties fo:color="#1b75bc" style:text-position="33% 58%" style:font-name="Chilanka1" fo:font-size="32pt" fo:font-weight="bold"/>
    </style:style>
    <style:style style:name="T31" style:family="text">
      <style:text-properties fo:color="#1b75bc" style:font-name="Chilanka1" fo:font-size="32pt" fo:font-weight="bold"/>
    </style:style>
    <style:style style:name="T32" style:family="text">
      <style:text-properties fo:color="#ffffff" style:font-name="Chilanka" fo:font-size="22pt" fo:font-style="normal" fo:font-weight="bold"/>
    </style:style>
    <style:style style:name="T33" style:family="text">
      <style:text-properties fo:color="#ffffff" style:font-name="Chilanka" fo:font-size="22pt" fo:font-style="normal" fo:font-weight="bold" style:font-size-asian="18pt" style:font-size-complex="18pt"/>
    </style:style>
    <style:style style:name="T34" style:family="text">
      <style:text-properties fo:color="#ffffff" style:font-name="Chilanka" fo:font-size="22pt" fo:font-style="normal" fo:font-weight="bold" style:font-size-asian="22pt" style:font-weight-asian="bold" style:font-size-complex="22pt" style:font-weight-complex="bold"/>
    </style:style>
    <style:style style:name="T35" style:family="text">
      <style:text-properties fo:color="#1b75bc" style:font-name="Chilanka" fo:font-size="18pt" fo:font-style="normal" fo:font-weight="bold"/>
    </style:style>
    <style:style style:name="T36" style:family="text">
      <style:text-properties fo:color="#1b75bc" style:font-name="Chilanka1" fo:font-size="31pt" style:font-size-asian="31pt" style:font-size-complex="31pt"/>
    </style:style>
    <style:style style:name="T37" style:family="text">
      <style:text-properties fo:color="#1b75bc" style:font-name="Chilanka1" fo:font-size="28pt" style:font-size-asian="28pt" style:font-size-complex="28pt"/>
    </style:style>
    <style:style style:name="T38" style:family="text">
      <style:text-properties fo:color="#1b75bc" style:font-name="Chilanka1" fo:font-size="32pt" style:font-size-asian="32pt" style:font-size-complex="32pt"/>
    </style:style>
    <style:style style:name="T39" style:family="text">
      <style:text-properties fo:color="#003d73" style:font-name="Chilanka1" fo:font-size="32pt" style:font-size-asian="32pt" style:font-size-complex="32pt"/>
    </style:style>
    <style:style style:name="T40" style:family="text">
      <style:text-properties fo:color="#1b75bc" style:text-position="33% 58%" style:font-name="Chilanka1" fo:font-size="32pt" style:font-size-asian="32pt" style:font-size-complex="32pt"/>
    </style:style>
    <style:style style:name="T41" style:family="text">
      <style:text-properties fo:color="#1b75bc" style:text-position="0% 100%" style:font-name="Chilanka1" fo:font-size="32pt" style:font-size-asian="32pt" style:font-size-complex="32pt"/>
    </style:style>
    <style:style style:name="T42" style:family="text">
      <style:text-properties fo:color="#003d73" style:text-position="0% 100%" style:font-name="Chilanka1" fo:font-size="32pt" style:font-size-asian="32pt" style:font-size-complex="32pt"/>
    </style:style>
    <style:style style:name="T43" style:family="text">
      <style:text-properties fo:font-variant="normal" fo:text-transform="none" fo:color="#003d73" style:text-outline="false" style:text-line-through-style="none" style:text-line-through-type="none" style:text-position="0% 100%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3d73" style:text-outline="false" style:text-line-through-style="none" style:text-line-through-type="none" style:text-position="33% 58%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13cm" svg:x="1.4cm" svg:y="6.236cm" presentation:class="title" presentation:user-transformed="true">
          <draw:text-box>
            <text:p><text:span text:style-name="T1">Qu’est-</text:span><text:span text:style-name="T1">ce </text:span><text:span text:style-name="T1">qu’est </text:span><text:span text:style-name="T1">le </text:span><text:span text:style-name="T1">langage </text:span><text:span text:style-name="T1">binaire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<text:span text:style-name="T1">Petite </text:span><text:span text:style-name="T1">définiti</text:span><text:span text:style-name="T1">on</text:span></text:p>
          </draw:text-box>
        </draw:frame>
        <draw:frame presentation:style-name="pr4" draw:text-style-name="P1" draw:layer="layout" svg:width="25.199cm" svg:height="8cm" svg:x="1.401cm" svg:y="3.6cm" presentation:class="outline" presentation:user-transformed="true">
          <draw:text-box>
            <text:list text:style-name="L2">
              <text:list-header>
                <text:p><text:span text:style-name="T1">Le binaire est simplement une manière de représenter un nombre dans la base ‘2’.</text:span><text:span text:style-name="T1"><text:line-break/></text:span><text:span text:style-name="T1"><text:line-break/></text:span><text:span text:style-name="T1"><text:line-break/></text:span><text:span text:style-name="T1">Nous utilisons normalement une représentation des nombres dans la base ‘10’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Exempl</text:span><text:span text:style-name="T1">e</text:span></text:p>
          </draw:text-box>
        </draw:frame>
        <draw:frame presentation:style-name="pr4" draw:text-style-name="P1" draw:layer="layout" svg:width="25.199cm" svg:height="9.134cm" svg:x="1.6cm" svg:y="4.4cm" presentation:class="outline" presentation:user-transformed="true">
          <draw:text-box>
            <text:list text:style-name="L2">
              <text:list-header>
                <text:p><text:span text:style-name="T1">Soit le nombre ‘</text:span><text:span text:style-name="T2">1</text:span><text:span text:style-name="T3">0</text:span><text:span text:style-name="T4">1</text:span><text:span text:style-name="T1">’, représenté en base ‘</text:span><text:span text:style-name="T5">10</text:span><text:span text:style-name="T1">’.</text:span><text:span text:style-name="T1"><text:line-break/></text:span><text:span text:style-name="T1">Alors, pour déterminer sa valeur, il faut faire:</text:span><text:span text:style-name="T1"><text:line-break/></text:span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draw:frame draw:style-name="gr2" draw:text-style-name="P3" draw:layer="layout" svg:width="21cm" svg:height="5.402cm" svg:x="6cm" svg:y="8.4cm">
          <draw:text-box>
            <text:p><text:span text:style-name="T6"><text:s text:c="2"/></text:span><text:span text:style-name="T6">1 x </text:span><text:span text:style-name="T7">10</text:span><text:span text:style-name="T8">2</text:span><text:span text:style-name="T9"> </text:span><text:span text:style-name="T10">+ </text:span><text:span text:style-name="T11">0 x </text:span><text:span text:style-name="T12">10</text:span><text:span text:style-name="T13">1</text:span><text:span text:style-name="T11"> </text:span><text:span text:style-name="T10">+ </text:span><text:span text:style-name="T14">1 x </text:span><text:span text:style-name="T12">10</text:span><text:span text:style-name="T15">0</text:span><text:span text:style-name="T15"><text:line-break/></text:span><text:span text:style-name="T10">= </text:span><text:span text:style-name="T9">1 x 100</text:span><text:span text:style-name="T10"> </text:span><text:span text:style-name="T10">+ </text:span><text:span text:style-name="T11">0 x 10 </text:span><text:span text:style-name="T10">+ </text:span><text:span text:style-name="T14">1 x 1</text:span><text:span text:style-name="T14"><text:line-break/></text:span><text:span text:style-name="T10">= </text:span><text:span text:style-name="T9">100 </text:span><text:span text:style-name="T10">+ </text:span><text:span text:style-name="T11">0</text:span><text:span text:style-name="T10"> + </text:span><text:span text:style-name="T14">1</text:span><text:span text:style-name="T10"> = </text:span><text:span text:style-name="T9">1</text:span><text:span text:style-name="T11">0</text:span><text:span text:style-name="T14">1</text:span><text:span text:style-name="T10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Exempl</text:span><text:span text:style-name="T1">e (suite)</text:span></text:p>
          </draw:text-box>
        </draw:frame>
        <draw:frame presentation:style-name="pr4" draw:text-style-name="P4" draw:layer="layout" svg:width="25.199cm" svg:height="10cm" svg:x="1.6cm" svg:y="4.4cm" presentation:class="outline" presentation:user-transformed="true">
          <draw:text-box>
            <text:list text:style-name="L2">
              <text:list-header>
                <text:p><text:span text:style-name="T16">Le nombre ‘</text:span><text:span text:style-name="T17">1</text:span><text:span text:style-name="T18">0</text:span><text:span text:style-name="T19">1</text:span><text:span text:style-name="T20">’ est donc représenté en utilisant une combinaison des </text:span><text:span text:style-name="T21">puissances de la base 10!</text:span><text:span text:style-name="T21"><text:line-break/></text:span><text:span text:style-name="T21"><text:line-break/></text:span><text:span text:style-name="T21">Autrement dit, le nombre ‘</text:span><text:span text:style-name="T22">1</text:span><text:span text:style-name="T23">0</text:span><text:span text:style-name="T24">1</text:span><text:span text:style-name="T25">’ contient ‘</text:span><text:span text:style-name="T22">1 fois 100</text:span><text:span text:style-name="T25">’, ‘</text:span><text:span text:style-name="T23">0 fois 10</text:span><text:span text:style-name="T25">’ et ‘</text:span><text:span text:style-name="T24">1 fois 1</text:span><text:span text:style-name="T25">’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Exempl</text:span><text:span text:style-name="T1">e (suite)</text:span></text:p>
          </draw:text-box>
        </draw:frame>
        <draw:frame presentation:style-name="pr4" draw:text-style-name="P1" draw:layer="layout" svg:width="25.199cm" svg:height="9.134cm" svg:x="1.6cm" svg:y="4.4cm" presentation:class="outline" presentation:user-transformed="true">
          <draw:text-box>
            <text:list text:style-name="L2">
              <text:list-header>
                <text:p><text:span text:style-name="T16">Comment faire maintenant pour représenter ce nombre dans la base ‘</text:span><text:span text:style-name="T26">2</text:span><text:span text:style-name="T16">‘? Il faut d’abord connaître les puissances de 2!</text:span><text:span text:style-name="T16"><text:line-break/></text:span><text:span text:style-name="T16"> </text:span></text:p>
              </text:list-header>
            </text:list>
          </draw:text-box>
        </draw:frame>
        <draw:frame draw:style-name="gr3" draw:text-style-name="P5" draw:layer="layout" svg:width="12.6cm" svg:height="7.2cm" svg:x="8.2cm" svg:y="8.4cm">
          <draw:text-box>
            <text:p><text:span text:style-name="T16">2</text:span><text:span text:style-name="T27">0</text:span><text:span text:style-name="T28"> = 1, </text:span><text:span text:style-name="T28"><text:tab/></text:span><text:span text:style-name="T28">2</text:span><text:span text:style-name="T27">5</text:span><text:span text:style-name="T28"> = </text:span><text:span text:style-name="T28">32,</text:span><text:span text:style-name="T28"><text:line-break/></text:span><text:span text:style-name="T28">2</text:span><text:span text:style-name="T27">1</text:span><text:span text:style-name="T28"> = 2, </text:span><text:span text:style-name="T28"><text:tab/></text:span><text:span text:style-name="T28">2</text:span><text:span text:style-name="T27">6</text:span><text:span text:style-name="T28"> = </text:span><text:span text:style-name="T28">64,</text:span><text:span text:style-name="T28"><text:line-break/></text:span><text:span text:style-name="T28">2</text:span><text:span text:style-name="T27">2</text:span><text:span text:style-name="T28"> = 4, </text:span><text:span text:style-name="T28"><text:tab/></text:span><text:span text:style-name="T28">2</text:span><text:span text:style-name="T27">7</text:span><text:span text:style-name="T28"> = </text:span><text:span text:style-name="T28">128,</text:span><text:span text:style-name="T28"><text:line-break/></text:span><text:span text:style-name="T28">2</text:span><text:span text:style-name="T27">3</text:span><text:span text:style-name="T28"> = 8, </text:span><text:span text:style-name="T28"><text:tab/></text:span><text:span text:style-name="T29">2</text:span><text:span text:style-name="T30">8</text:span><text:span text:style-name="T29"> = </text:span><text:span text:style-name="T29">256,</text:span><text:span text:style-name="T29"><text:line-break/></text:span><text:span text:style-name="T29">2</text:span><text:span text:style-name="T30">4</text:span><text:span text:style-name="T29"> = 16,</text:span><text:span text:style-name="T29"><text:tab/></text:span><text:span text:style-name="T29">2</text:span><text:span text:style-name="T30">9</text:span><text:span text:style-name="T29"> = </text:span><text:span text:style-name="T29">51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Exempl</text:span><text:span text:style-name="T1">e (suite)</text:span></text:p>
          </draw:text-box>
        </draw:frame>
        <draw:frame presentation:style-name="pr4" draw:text-style-name="P1" draw:layer="layout" svg:width="25.199cm" svg:height="9.134cm" svg:x="1.6cm" svg:y="4.4cm" presentation:class="outline" presentation:user-transformed="true">
          <draw:text-box>
            <text:list text:style-name="L2">
              <text:list-header>
                <text:p><text:span text:style-name="T16">Il reste maintenant plus qu’à déterminer quelles puissances sont utilisées pour composer le nombre ‘101’. </text:span><text:span text:style-name="T16"><text:line-break/></text:span><text:span text:style-name="T16"><text:line-break/></text:span><text:span text:style-name="T16">Avec un peu de calcule, on trouve que:</text:span></text:p>
                <text:p><text:span text:style-name="T16"><text:line-break/></text:span><text:span text:style-name="T16"> </text:span></text:p>
              </text:list-header>
            </text:list>
          </draw:text-box>
        </draw:frame>
        <draw:frame draw:style-name="gr4" draw:text-style-name="P6" draw:layer="layout" svg:width="16.6cm" svg:height="5.277cm" svg:x="8.5cm" svg:y="10.791cm">
          <draw:text-box>
            <text:p><text:span text:style-name="T16">101 = 64 + </text:span><text:span text:style-name="T16">32 + 4 + 1 </text:span><text:span text:style-name="T16"><text:line-break/></text:span><text:span text:style-name="T16"> <text:s text:c="4"/>= 1x</text:span><text:span text:style-name="T28">2</text:span><text:span text:style-name="T27">6</text:span><text:span text:style-name="T28"> + </text:span><text:span text:style-name="T28">1x2</text:span><text:span text:style-name="T27">5</text:span><text:span text:style-name="T28"> + 1x2</text:span><text:span text:style-name="T27">2</text:span><text:span text:style-name="T28"> </text:span><text:span text:style-name="T28">+ 1x2</text:span><text:span text:style-name="T27">0</text:span><text:span text:style-name="T27"><text:line-break/></text:span><text:span text:style-name="T27"/></text:p>
            <text:p><text:span text:style-name="T28">101 == 110010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Exempl</text:span><text:span text:style-name="T1">e </text:span><text:span text:style-name="T1">(conclus</text:span><text:span text:style-name="T1">ion)</text:span></text:p>
          </draw:text-box>
        </draw:frame>
        <draw:frame presentation:style-name="pr4" draw:text-style-name="P1" draw:layer="layout" svg:width="25.199cm" svg:height="9.134cm" svg:x="1.6cm" svg:y="4.4cm" presentation:class="outline" presentation:user-transformed="true">
          <draw:text-box>
            <text:list text:style-name="L2">
              <text:list-header>
                <text:p><text:span text:style-name="T16">Donc, la valeur d’un nombre ne change pas selon la base dans laquelle il est représenté, mais sa représentation, elle, va être modifiée!</text:span></text:p>
                <text:p><text:span text:style-name="T16">Quelques exemples:</text:span></text:p>
              </text:list-header>
            </text:list>
          </draw:text-box>
        </draw:frame>
        <draw:frame draw:style-name="gr5" draw:text-style-name="P8" draw:layer="layout" svg:width="6.882cm" svg:height="5.231cm" svg:x="10.6cm" svg:y="10cm">
          <draw:text-box>
            <text:p text:style-name="P7"><text:span text:style-name="T31">10 == 1010</text:span><text:span text:style-name="T31"><text:line-break/></text:span><text:span text:style-name="T31">101 == 1100101</text:span><text:span text:style-name="T31"><text:line-break/></text:span><text:span text:style-name="T31">123 == 1111011</text:span><text:span text:style-name="T31"><text:line-break/></text:span><text:span text:style-name="T31">32 == </text:span><text:span text:style-name="T31">10000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<text:span text:style-name="T1">Point </text:span><text:span text:style-name="T1">importa</text:span><text:span text:style-name="T1">nt!</text:span></text:p>
          </draw:text-box>
        </draw:frame>
        <draw:frame presentation:style-name="pr4" draw:text-style-name="P1" draw:layer="layout" svg:width="25.199cm" svg:height="10.4cm" svg:x="1.401cm" svg:y="4cm" presentation:class="outline" presentation:user-transformed="true">
          <draw:text-box>
            <text:list text:style-name="L2">
              <text:list-header>
                <text:p><text:span text:style-name="T1">On remarque que les seuls symboles qui sont utilisés dans la représentation d’un nombre en binaire sont le ‘0’ et le ‘1’, d’où le terme ‘binaire’!</text:span><text:span text:style-name="T1"><text:line-break/></text:span><text:span text:style-name="T1"><text:line-break/></text:span><text:span text:style-name="T1">Tandis que dans la représentation décimale, les symboles qu’on retrouve sont les chiffres de ‘0’ à ‘9’.</text:span></text:p>
                <text:p><text:span text:style-name="T1"/></text:p>
                <text:p><text:span text:style-name="T1">En général, les symboles qu’on retrouve dans une certaine base ‘n’ sont tous les nombres entre ‘0’ et ‘n-1’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413cm" svg:x="1.4cm" svg:y="6.236cm" presentation:class="title" presentation:user-transformed="true">
          <draw:text-box>
            <text:p><text:span text:style-name="T1">Mais </text:span><text:span text:style-name="T1">pourqu</text:span><text:span text:style-name="T1">oi </text:span><text:span text:style-name="T1">utilise-</text:span><text:span text:style-name="T1">t-on le</text:span><text:span text:style-name="T1"><text:line-break/></text:span><text:span text:style-name="T1">binaire </text:span><text:span text:style-name="T1">en </text:span><text:span text:style-name="T1">informa</text:span><text:span text:style-name="T1">tique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413cm" svg:x="1.4cm" svg:y="0.236cm" presentation:class="title" presentation:user-transformed="true">
          <draw:text-box>
            <text:p><text:span text:style-name="T1">Bonne </text:span><text:span text:style-name="T1">manière </text:span><text:span text:style-name="T1">d’expri</text:span><text:span text:style-name="T1">mer </text:span><text:span text:style-name="T1">l’état </text:span><text:span text:style-name="T1">d’un </text:span><text:span text:style-name="T1">courant </text:span><text:span text:style-name="T1">électriq</text:span><text:span text:style-name="T1">ue!</text:span></text:p>
          </draw:text-box>
        </draw:frame>
        <draw:frame presentation:style-name="pr4" draw:text-style-name="P10" draw:layer="layout" svg:width="25.199cm" svg:height="10.634cm" svg:x="1.401cm" svg:y="4.366cm" presentation:class="outline" presentation:user-transformed="true">
          <draw:text-box>
            <text:list text:style-name="L2">
              <text:list-header>
                <text:p text:style-name="P7"><text:span text:style-name="T1">Symboles de la représentation binaire:</text:span><text:span text:style-name="T1"><text:line-break/></text:span><text:span text:style-name="T1"><text:tab/></text:span><text:span text:style-name="T1">’0’ et ‘1’</text:span><text:span text:style-name="T1"><text:line-break/></text:span><text:span text:style-name="T1"><text:line-break/></text:span><text:span text:style-name="T1">États possibles d’un courant électrique:</text:span><text:span text:style-name="T1"><text:line-break/></text:span><text:span text:style-name="T1"><text:tab/></text:span><text:span text:style-name="T1">’fermé’ et ‘allumé’</text:span><text:span text:style-name="T1"><text:line-break/></text:span><text:span text:style-name="T1"><text:line-break/></text:span><text:span text:style-name="T1">Alors:</text:span><text:span text:style-name="T1"><text:line-break/></text:span><text:span text:style-name="T1"><text:tab/></text:span><text:span text:style-name="T1">’0’ == ‘fermé’</text:span><text:span text:style-name="T1"><text:line-break/></text:span><text:span text:style-name="T1"><text:tab/></text:span><text:span text:style-name="T1">’ 1’ == ‘allumé’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413cm" svg:x="1.4cm" svg:y="0.236cm" presentation:class="title" presentation:user-transformed="true">
          <draw:text-box>
            <text:p><text:span text:style-name="T1">Tout </text:span><text:span text:style-name="T1">peut </text:span><text:span text:style-name="T1">être </text:span><text:span text:style-name="T1">représe</text:span><text:span text:style-name="T1">nté en </text:span><text:span text:style-name="T1">binaire!</text:span></text:p>
          </draw:text-box>
        </draw:frame>
        <draw:frame presentation:style-name="pr4" draw:text-style-name="P1" draw:layer="layout" svg:width="25.199cm" svg:height="10.4cm" svg:x="1.401cm" svg:y="4cm" presentation:class="outline" presentation:user-transformed="true">
          <draw:text-box>
            <text:list text:style-name="L2">
              <text:list-header>
                <text:p><text:span text:style-name="T1">On sait maintenant que tous les nombres ont une représentation en binaire et donc, peuvent être interprétés par un ordinateur! </text:span><text:span text:style-name="T1"><text:line-break/></text:span><text:span text:style-name="T1"><text:line-break/></text:span><text:span text:style-name="T1">Si on pouvait également représenter les différents caractères d’une langue, alors tout pourrait être interprété par un ordinateur...</text:span><text:span text:style-name="T1"><text:line-break/></text:span><text:span text:style-name="T1">Et c’est le cas!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La table </text:span><text:span text:style-name="T1">‘ASCII’</text:span></text:p>
          </draw:text-box>
        </draw:frame>
        <draw:frame presentation:style-name="pr4" draw:text-style-name="P1" draw:layer="layout" svg:width="25.199cm" svg:height="10.4cm" svg:x="1.401cm" svg:y="4cm" presentation:class="outline" presentation:user-transformed="true">
          <draw:text-box>
            <text:list text:style-name="L2">
              <text:list-header>
                <text:p><text:span text:style-name="T1">La table ‘ASCII’ est une manière de catégoriser tous les caractères dans une table et de leur associer une valeur numérique. </text:span><text:span text:style-name="T1"><text:line-break/></text:span><text:span text:style-name="T1"><text:line-break/></text:span><text:span text:style-name="T1">Ainsi, on peut utiliser un nombre pour représenter un certain caractère et ce même nombre peut être représenté en binaire.</text:span><text:span text:style-name="T1"><text:line-break/></text:span><text:span text:style-name="T1"><text:line-break/></text:span><text:span text:style-name="T1">Donc, tous les caractères peuvent être représentés en binaire!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La table </text:span><text:span text:style-name="T1">‘ASCII’ </text:span><text:span text:style-name="T1">(suite)</text:span></text:p>
          </draw:text-box>
        </draw:frame>
        <draw:frame draw:style-name="standard" draw:layer="layout" svg:width="18.998cm" svg:height="11.679cm" svg:x="4.486cm" svg:y="3.654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32">Caractère</text:span></text:p>
              </table:table-cell>
              <table:table-cell>
                <text:p text:style-name="P7"><text:span text:style-name="T33">Représentation</text:span><text:span text:style-name="T33"><text:line-break/></text:span><text:span text:style-name="T33">binaire</text:span></text:p>
              </table:table-cell>
              <table:table-cell table:style-name="ce2">
                <text:p text:style-name="P7"><text:span text:style-name="T34">Valeur</text:span><text:span text:style-name="T34"><text:line-break/></text:span><text:span text:style-name="T34">numérique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35">a</text:span></text:p>
              </table:table-cell>
              <table:table-cell>
                <text:p text:style-name="P7"><text:span text:style-name="T35">01100001</text:span></text:p>
              </table:table-cell>
              <table:table-cell>
                <text:p text:style-name="P7"><text:span text:style-name="T35">97</text:span></text:p>
              </table:table-cell>
            </table:table-row>
            <table:table-row table:style-name="ro1" table:default-cell-style-name="ce4">
              <table:table-cell>
                <text:p text:style-name="P7"><text:span text:style-name="T35">b</text:span></text:p>
              </table:table-cell>
              <table:table-cell>
                <text:p text:style-name="P7"><text:span text:style-name="T35">01100010</text:span></text:p>
              </table:table-cell>
              <table:table-cell>
                <text:p text:style-name="P7"><text:span text:style-name="T35">98</text:span></text:p>
              </table:table-cell>
            </table:table-row>
            <table:table-row table:style-name="ro1" table:default-cell-style-name="ce4">
              <table:table-cell>
                <text:p text:style-name="P7"><text:span text:style-name="T35">A</text:span></text:p>
              </table:table-cell>
              <table:table-cell>
                <text:p text:style-name="P7"><text:span text:style-name="T35">01000001</text:span></text:p>
              </table:table-cell>
              <table:table-cell>
                <text:p text:style-name="P7"><text:span text:style-name="T35">65</text:span></text:p>
              </table:table-cell>
            </table:table-row>
            <table:table-row table:style-name="ro1" table:default-cell-style-name="ce4">
              <table:table-cell>
                <text:p text:style-name="P7"><text:span text:style-name="T35">B</text:span></text:p>
              </table:table-cell>
              <table:table-cell>
                <text:p text:style-name="P7"><text:span text:style-name="T35">01000010</text:span></text:p>
              </table:table-cell>
              <table:table-cell>
                <text:p text:style-name="P7"><text:span text:style-name="T35">66</text:span></text:p>
              </table:table-cell>
            </table:table-row>
            <table:table-row table:style-name="ro1" table:default-cell-style-name="ce4">
              <table:table-cell>
                <text:p text:style-name="P7"><text:span text:style-name="T35">?</text:span></text:p>
              </table:table-cell>
              <table:table-cell>
                <text:p text:style-name="P7"><text:span text:style-name="T35">00111111</text:span></text:p>
              </table:table-cell>
              <table:table-cell>
                <text:p text:style-name="P7"><text:span text:style-name="T35">63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35">2</text:span></text:p>
              </table:table-cell>
              <table:table-cell>
                <text:p text:style-name="P7"><text:span text:style-name="T35">00110010</text:span></text:p>
              </table:table-cell>
              <table:table-cell>
                <text:p text:style-name="P7"><text:span text:style-name="T35">50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35">3</text:span></text:p>
              </table:table-cell>
              <table:table-cell>
                <text:p text:style-name="P7"><text:span text:style-name="T35">00110011</text:span></text:p>
              </table:table-cell>
              <table:table-cell>
                <text:p text:style-name="P7"><text:span text:style-name="T35">5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La table </text:span><text:span text:style-name="T1">‘ASCII’ </text:span><text:span text:style-name="T1">(conclus</text:span><text:span text:style-name="T1">ion)</text:span></text:p>
          </draw:text-box>
        </draw:frame>
        <draw:frame presentation:style-name="pr4" draw:text-style-name="P1" draw:layer="layout" svg:width="25.199cm" svg:height="11.4cm" svg:x="1.401cm" svg:y="4cm" presentation:class="outline" presentation:user-transformed="true">
          <draw:text-box>
            <text:list text:style-name="L2">
              <text:list-header>
                <text:p><text:span text:style-name="T1">Donc, le mot «Fermion» en binaire serait:</text:span><text:span text:style-name="T1"><text:line-break/></text:span><text:span text:style-name="T1"><text:line-break/></text:span><text:span text:style-name="T1">Sans espacement entre les lettres: “</text:span><text:span text:style-name="T36">01000110011001010111001001101101011010010110111101101110</text:span><text:span text:style-name="T1">”</text:span><text:span text:style-name="T1"><text:line-break/></text:span><text:span text:style-name="T1"><text:line-break/></text:span><text:span text:style-name="T1">Avec espacement entre les lettres:</text:span><text:span text:style-name="T1"><text:line-break/></text:span><text:span text:style-name="T1">”</text:span><text:span text:style-name="T37">01000110 01100101 01110010 01101101 01101001 01101111 01101110</text:span><text:span text:style-name="T1">”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3.413cm" svg:x="1.4cm" svg:y="6.236cm" presentation:class="title" presentation:user-transformed="true">
          <draw:text-box>
            <text:p><text:span text:style-name="T1">Comme</text:span><text:span text:style-name="T1">nt </text:span><text:span text:style-name="T1">détermi</text:span><text:span text:style-name="T1">ner la </text:span><text:span text:style-name="T1">valeur </text:span><text:span text:style-name="T1">numériq</text:span><text:span text:style-name="T1">ue d’un </text:span><text:span text:style-name="T1">nombre </text:span><text:span text:style-name="T1">binaire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De </text:span><text:span text:style-name="T1">binaire </text:span><text:span text:style-name="T1">à </text:span><text:span text:style-name="T1">décimal</text:span><text:span text:style-name="T1">e</text:span></text:p>
          </draw:text-box>
        </draw:frame>
        <draw:frame presentation:style-name="pr4" draw:text-style-name="P11" draw:layer="layout" svg:width="25.199cm" svg:height="9.6cm" svg:x="1.401cm" svg:y="4cm" presentation:class="outline" presentation:user-transformed="true">
          <draw:text-box>
            <text:list text:style-name="L2">
              <text:list-header>
                <text:p><text:span text:style-name="T38">C’est plaisant être capable de tout exprimer en binaire, mais il faut également être capable de déterminer la valeur numérique d’un nombre binaire... Et c’est pas trop compliqué!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De </text:span><text:span text:style-name="T1">binaire </text:span><text:span text:style-name="T1">à </text:span><text:span text:style-name="T1">décimal</text:span><text:span text:style-name="T1">e</text:span></text:p>
          </draw:text-box>
        </draw:frame>
        <draw:frame presentation:style-name="pr4" draw:text-style-name="P11" draw:layer="layout" svg:width="25.199cm" svg:height="11.2cm" svg:x="1.401cm" svg:y="4cm" presentation:class="outline" presentation:user-transformed="true">
          <draw:text-box>
            <text:list text:style-name="L2">
              <text:list-header>
                <text:p><text:span text:style-name="T38">On sait que pour un nombre exprimé dans la base </text:span><text:span text:style-name="T39">10</text:span><text:span text:style-name="T38">, il faut simplement additionner les puissances de </text:span><text:span text:style-name="T39">10</text:span><text:span text:style-name="T38"> qui composent le nombre!</text:span><text:span text:style-name="T38"><text:line-break/></text:span><text:span text:style-name="T38"><text:line-break/></text:span><text:span text:style-name="T38">Rappel:</text:span><text:span text:style-name="T38"><text:line-break/></text:span><text:span text:style-name="T38"><text:tab/></text:span><text:span text:style-name="T38">123 = 1x10</text:span><text:span text:style-name="T40">2</text:span><text:span text:style-name="T41"> + 2x10</text:span><text:span text:style-name="T40">1</text:span><text:span text:style-name="T41"> + 3x10</text:span><text:span text:style-name="T40">0</text:span><text:span text:style-name="T40"><text:line-break/></text:span><text:span text:style-name="T40"><text:line-break/></text:span><text:span text:style-name="T41">Il faut simplement faire la même chose, mais en utilisant la base </text:span><text:span text:style-name="T42">2</text:span><text:span text:style-name="T41">!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De </text:span><text:span text:style-name="T1">binaire </text:span><text:span text:style-name="T1">à </text:span><text:span text:style-name="T1">décimal</text:span><text:span text:style-name="T1">e</text:span></text:p>
          </draw:text-box>
        </draw:frame>
        <draw:frame presentation:style-name="pr4" draw:text-style-name="P11" draw:layer="layout" svg:width="25.199cm" svg:height="11.2cm" svg:x="1.401cm" svg:y="4cm" presentation:class="outline" presentation:user-transformed="true">
          <draw:text-box>
            <text:list text:style-name="L2">
              <text:list-header>
                <text:p><text:span text:style-name="T16">Prenons par exemple le nombre binaire ‘</text:span><text:span text:style-name="T28">1100101</text:span><text:span text:style-name="T38">’. Pour déterminer sa valeur numérique, il faut simplement additionner les puissances de </text:span><text:span text:style-name="T39">2</text:span><text:span text:style-name="T38"> en multipliant par les bons coefficient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De </text:span><text:span text:style-name="T1">binaire </text:span><text:span text:style-name="T1">à </text:span><text:span text:style-name="T1">décimal</text:span><text:span text:style-name="T1">e </text:span><text:span text:style-name="T1">(exempl</text:span><text:span text:style-name="T1">e)</text:span></text:p>
          </draw:text-box>
        </draw:frame>
        <draw:frame presentation:style-name="pr4" draw:text-style-name="P11" draw:layer="layout" svg:width="25.199cm" svg:height="11.2cm" svg:x="1.401cm" svg:y="4cm" presentation:class="outline" presentation:user-transformed="true">
          <draw:text-box>
            <text:list text:style-name="L2">
              <text:list-header>
                <text:p><text:span text:style-name="T28">110010</text:span><text:span text:style-name="T43">1</text:span><text:span text:style-name="T28"> -&gt; </text:span><text:span text:style-name="T43">1x2</text:span><text:span text:style-name="T44">0</text:span><text:span text:style-name="T43"> = 1</text:span><text:span text:style-name="T43"><text:line-break/></text:span><text:span text:style-name="T28">11001</text:span><text:span text:style-name="T43">0</text:span><text:span text:style-name="T28">1 -&gt; </text:span><text:span text:style-name="T43">0x2</text:span><text:span text:style-name="T44">1</text:span><text:span text:style-name="T43"> = 0</text:span><text:span text:style-name="T43"><text:line-break/></text:span><text:span text:style-name="T28">1100</text:span><text:span text:style-name="T43">1</text:span><text:span text:style-name="T28">01 -&gt; </text:span><text:span text:style-name="T43">1x2</text:span><text:span text:style-name="T44">2</text:span><text:span text:style-name="T43"> = 4</text:span><text:span text:style-name="T43"><text:line-break/></text:span><text:span text:style-name="T28">110</text:span><text:span text:style-name="T43">0</text:span><text:span text:style-name="T28">101 -&gt; </text:span><text:span text:style-name="T43">0x2</text:span><text:span text:style-name="T44">3</text:span><text:span text:style-name="T43"> = 0</text:span><text:span text:style-name="T43"><text:line-break/></text:span><text:span text:style-name="T28">11</text:span><text:span text:style-name="T43">0</text:span><text:span text:style-name="T28">0101 -&gt; </text:span><text:span text:style-name="T43">0x2</text:span><text:span text:style-name="T44">4</text:span><text:span text:style-name="T43"> = 0</text:span><text:span text:style-name="T43"><text:line-break/></text:span><text:span text:style-name="T28">1</text:span><text:span text:style-name="T43">1</text:span><text:span text:style-name="T28">00101 -&gt; </text:span><text:span text:style-name="T43">1x2</text:span><text:span text:style-name="T44">5</text:span><text:span text:style-name="T43"> = 32</text:span><text:span text:style-name="T43"><text:line-break/></text:span><text:span text:style-name="T43">1</text:span><text:span text:style-name="T28">100101 -&gt;</text:span><text:span text:style-name="T43"> 1x2</text:span><text:span text:style-name="T44">6</text:span><text:span text:style-name="T43"> = 64</text:span><text:span text:style-name="T43"><text:line-break/></text:span><text:span text:style-name="T43"><text:line-break/></text:span><text:span text:style-name="T43">1100101 </text:span><text:span text:style-name="T28">=</text:span><text:span text:style-name="T43"> 1 </text:span><text:span text:style-name="T28">+</text:span><text:span text:style-name="T43"> 4 </text:span><text:span text:style-name="T28">+</text:span><text:span text:style-name="T43"> 32 </text:span><text:span text:style-name="T28">+</text:span><text:span text:style-name="T43"> 64 </text:span><text:span text:style-name="T28">=</text:span><text:span text:style-name="T43"> 101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3.413cm" svg:x="1.4cm" svg:y="6.236cm" presentation:class="title" presentation:user-transformed="true">
          <draw:text-box>
            <text:p><text:span text:style-name="T1">Conclus</text:span><text:span text:style-name="T1">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1" svg:font-family="Chilanka" style:font-pitch="variable"/>
    <style:font-face style:name="Chilanka" svg:font-family="Chilank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201000008000000043824F1BE0DC75B8E5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7.6cm" svg:y="3.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3:24:46.677500858</meta:creation-date>
    <dc:date>2019-11-03T22:49:29.890621957</dc:date>
    <meta:editing-duration>PT1H29M2S</meta:editing-duration>
    <meta:editing-cycles>10</meta:editing-cycles>
    <meta:generator>LibreOffice/6.0.7.3$Linux_X86_64 LibreOffice_project/00m0$Build-3</meta:generator>
    <meta:document-statistic meta:object-count="98"/>
  </office:meta>
</office:document-meta>
</file>